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4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9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7" style:family="table-cell" style:parent-style-name="Excel_32_Built-in_32_Normal" style:data-style-name="N36">
      <style:table-cell-properties fo:border="thin solid #000000" style:vertical-align="middle" fo:background-color="#D9D9D9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F2F2F2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2F2F2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background-color="#F2F2F2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top" fo:background-color="#F2F2F2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</style:style>
    <style:style style:name="ce35" style:family="table-cell" style:parent-style-name="Default" style:data-style-name="N0">
      <style:table-cell-properties style:vertical-align="automatic" fo:background-color="transparent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D9D9D9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2F2F2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#F2F2F2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2F2F2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56" style:family="table-cell" style:parent-style-name="Default" style:data-style-name="N30">
      <style:table-cell-properties fo:border="thin solid #000000" style:vertical-align="automatic" fo:background-color="#FFFF00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2F2F2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2F2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2F2F2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2F2F2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6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65" style:family="table-cell" style:parent-style-name="Excel_32_Built-in_32_Normal" style:data-style-name="N36">
      <style:table-cell-properties fo:border="thin solid #000000" style:vertical-align="middle" fo:background-color="#D9D9D9" style:cell-protect="protected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7" style:family="table-cell" style:parent-style-name="Excel_32_Built-in_32_Normal" style:data-style-name="N36">
      <style:table-cell-properties style:vertical-align="to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fo:background-color="transparent"/>
    </style:style>
    <style:style style:name="ce7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71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F2F2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D9D9D9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9.28687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0.820208333333333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3.413125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0.4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3.8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33.7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20"/>
        <table:table-column table:style-name="co6" table:default-cell-style-name="ce1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2" table:number-columns-repeated="2" table:default-cell-style-name="ce1"/>
        <table:table-column table:style-name="co10" table:number-columns-repeated="16371" table:default-cell-style-name="ce1"/>
        <table:table-row table:style-name="ro1">
          <table:table-cell table:number-columns-spanned="8" table:number-rows-spanned="1" table:style-name="ce63"/>
          <table:covered-table-cell table:number-columns-repeated="7"/>
          <table:table-cell office:value-type="string" table:style-name="ce3">
            <text:p>Équipe</text:p>
          </table:table-cell>
          <table:table-cell office:value-type="string" table:number-columns-spanned="2" table:number-rows-spanned="1" table:style-name="ce64">
            <text:p>Note finale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number-columns-spanned="8" table:number-rows-spanned="1" table:style-name="ce65">
            <text:p>Grille de correction – TP2</text:p>
          </table:table-cell>
          <table:covered-table-cell table:number-columns-repeated="7"/>
          <table:table-cell office:value-type="string" table:style-name="ce4">
            <text:p>Fantastic4</text:p>
          </table:table-cell>
          <table:table-cell office:value-type="float" office:value="12.55" table:number-columns-spanned="2" table:number-rows-spanned="1" table:style-name="ce66">
            <text:p>12.55</text:p>
          </table:table-cell>
          <table:covered-table-cell/>
          <table:table-cell table:number-columns-repeated="16373"/>
        </table:table-row>
        <table:table-row table:style-name="ro2">
          <table:table-cell table:style-name="ce1"/>
          <table:table-cell table:number-columns-repeated="3" table:style-name="ce5"/>
          <table:table-cell table:style-name="ce6"/>
          <table:table-cell table:style-name="ce7"/>
          <table:table-cell table:number-columns-repeated="2" table:style-name="ce5"/>
          <table:table-cell table:style-name="ce8"/>
          <table:table-cell table:number-columns-repeated="16375" table:style-name="ce1"/>
        </table:table-row>
        <table:table-row table:style-name="ro3">
          <table:table-cell office:value-type="string" table:style-name="ce9">
            <text:p>Barême de correction livrable #2</text:p>
          </table:table-cell>
          <table:table-cell table:number-columns-repeated="2" table:style-name="ce1"/>
          <table:table-cell table:style-name="ce10"/>
          <table:table-cell office:value-type="string" table:style-name="ce6">
            <text:p>Note</text:p>
          </table:table-cell>
          <table:table-cell office:value-type="string" table:number-columns-spanned="6" table:number-rows-spanned="1" table:style-name="ce67">
            <text:p>Commentaires du correcteur</text:p>
          </table:table-cell>
          <table:covered-table-cell table:number-columns-repeated="5"/>
          <table:table-cell table:number-columns-repeated="16373"/>
        </table:table-row>
        <table:table-row table:style-name="ro4">
          <table:table-cell table:number-columns-repeated="3" table:style-name="ce1"/>
          <table:table-cell table:style-name="ce10"/>
          <table:table-cell table:style-name="ce11"/>
          <table:table-cell table:style-name="ce12"/>
          <table:table-cell table:number-columns-repeated="16378" table:style-name="ce1"/>
        </table:table-row>
        <table:table-row table:style-name="ro5">
          <table:table-cell office:value-type="string" table:number-columns-spanned="11" table:number-rows-spanned="1" table:style-name="ce68">
            <text:p>Esquisses des principales interfaces-utilisateur (1pt)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office:value-type="string" table:number-columns-spanned="3" table:number-rows-spanned="1" table:style-name="ce69">
            <text:p>Fournis et sont cohérents</text:p>
          </table:table-cell>
          <table:covered-table-cell table:number-columns-repeated="2"/>
          <table:table-cell office:value-type="string" table:style-name="ce13">
            <text:p>1/1</text:p>
          </table:table-cell>
          <table:table-cell table:number-columns-spanned="1" table:number-rows-spanned="3" table:style-name="ce69"/>
          <table:table-cell office:value-type="string" table:number-columns-spanned="6" table:number-rows-spanned="4" table:style-name="ce70">
            <text:p>Excellent travail.</text:p>
          </table:table-cell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69">
            <text:p>Fournis mais ne sont pas cohérents ou incomplets</text:p>
          </table:table-cell>
          <table:covered-table-cell table:number-columns-repeated="2"/>
          <table:table-cell office:value-type="string" table:style-name="ce4">
            <text:p>0,5/1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69">
            <text:p>Absent</text:p>
          </table:table-cell>
          <table:covered-table-cell table:number-columns-repeated="2"/>
          <table:table-cell office:value-type="string" table:style-name="ce4">
            <text:p>0/1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14"/>
          <table:table-cell table:style-name="ce15"/>
          <table:table-cell table:style-name="ce16"/>
          <table:table-cell office:value-type="string" table:style-name="ce17">
            <text:p>Note</text:p>
          </table:table-cell>
          <table:table-cell office:value-type="float" office:value="1" table:style-name="ce18">
            <text:p>1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table:style-name="ce19"/>
          <table:table-cell table:number-columns-repeated="2" table:style-name="ce1"/>
          <table:table-cell table:style-name="ce10"/>
          <table:table-cell table:style-name="ce20"/>
          <table:table-cell table:style-name="ce12"/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number-columns-spanned="11" table:number-rows-spanned="1" table:style-name="ce68">
            <text:p>Diagramme de classe 4pts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style-name="ce21">
            <text:p>Respect du formalisme UML 1 pt</text:p>
          </table:table-cell>
          <table:table-cell table:number-columns-repeated="3" table:style-name="ce22"/>
          <table:table-cell table:style-name="ce23"/>
          <table:table-cell table:number-columns-repeated="5" table:style-name="ce24"/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69">
            <text:p>Enlever 0,20 pt par erreur UML</text:p>
          </table:table-cell>
          <table:covered-table-cell table:number-columns-repeated="2"/>
          <table:table-cell office:value-type="string" table:number-columns-spanned="1" table:number-rows-spanned="4" table:style-name="ce71">
            <text:p>1</text:p>
          </table:table-cell>
          <table:table-cell office:value-type="float" office:value="-0.2" table:number-columns-spanned="1" table:number-rows-spanned="4" table:style-name="ce72">
            <text:p>-0.2</text:p>
          </table:table-cell>
          <table:table-cell office:value-type="string" table:number-columns-spanned="6" table:number-rows-spanned="5" table:style-name="ce70">
            <text:p>Attention chaque attribut doit être suivis de sont type. Ex : dans votre classe Element : -id : int, -isMagnetic : boolean etc.</text:p>
          </table:table-cell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69">
            <text:p>Exemple: Mauvaise utilisation des flèches, sens, type d'association,</text:p>
          </table:table-cell>
          <table:covered-table-cell table:number-columns-repeated="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26">
            <text:p>cardinalité, mauvaise utilisation des boites</text:p>
          </table:table-cell>
          <table:table-cell table:style-name="ce27"/>
          <table:table-cell table:style-name="ce28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3">
            <text:p>NB erreurs:</text:p>
          </table:table-cell>
          <table:covered-table-cell table:number-columns-repeated="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30"/>
          <table:table-cell office:value-type="string" table:style-name="ce17">
            <text:p>Note</text:p>
          </table:table-cell>
          <table:table-cell office:value-type="float" office:value="0.8" table:style-name="ce18">
            <text:p>0.8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4">
          <table:table-cell office:value-type="string" table:style-name="ce21">
            <text:p>Présence du contrôleur et utilisation 1pt</text:p>
          </table:table-cell>
          <table:table-cell table:number-columns-repeated="3" table:style-name="ce22"/>
          <table:table-cell table:style-name="ce23"/>
          <table:table-cell table:number-columns-repeated="5" table:style-name="ce24"/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69">
            <text:p>Le contrôleur est présent et bien utilisé</text:p>
          </table:table-cell>
          <table:covered-table-cell table:number-columns-repeated="2"/>
          <table:table-cell office:value-type="string" table:style-name="ce4">
            <text:p>1/1</text:p>
          </table:table-cell>
          <table:table-cell table:number-columns-spanned="1" table:number-rows-spanned="3" table:style-name="ce69"/>
          <table:table-cell table:number-columns-spanned="6" table:number-rows-spanned="4" table:style-name="ce69"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69">
            <text:p>Le contrôleur est présent mais mal utilisé</text:p>
          </table:table-cell>
          <table:covered-table-cell table:number-columns-repeated="2"/>
          <table:table-cell office:value-type="string" table:style-name="ce4">
            <text:p>0,5/1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69">
            <text:p>Absent</text:p>
          </table:table-cell>
          <table:covered-table-cell table:number-columns-repeated="2"/>
          <table:table-cell office:value-type="string" table:style-name="ce4">
            <text:p>0/1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14"/>
          <table:table-cell table:style-name="ce15"/>
          <table:table-cell table:style-name="ce16"/>
          <table:table-cell office:value-type="string" table:style-name="ce17">
            <text:p>Note</text:p>
          </table:table-cell>
          <table:table-cell office:value-type="float" office:value="1" table:style-name="ce18">
            <text:p>1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4">
          <table:table-cell office:value-type="string" table:style-name="ce21">
            <text:p>Présence du texte explicatif 1pt</text:p>
          </table:table-cell>
          <table:table-cell table:number-columns-repeated="3" table:style-name="ce22"/>
          <table:table-cell table:style-name="ce23"/>
          <table:table-cell table:number-columns-repeated="5" table:style-name="ce24"/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Le texte est présent et présente les intéractions ainsi</text:p>
          </table:table-cell>
          <table:covered-table-cell table:number-columns-repeated="2"/>
          <table:table-cell office:value-type="string" table:number-columns-spanned="1" table:number-rows-spanned="2" table:style-name="ce71">
            <text:p>1/1</text:p>
          </table:table-cell>
          <table:table-cell office:value-type="float" office:value="0" table:number-columns-spanned="1" table:number-rows-spanned="6" table:style-name="ce72">
            <text:p>0</text:p>
          </table:table-cell>
          <table:table-cell office:value-type="string" table:number-columns-spanned="6" table:number-rows-spanned="7" table:style-name="ce70">
            <text:p>Que voulez-vous dire par les éléments sont des widgets? Allez-vous utiliser un élément graphique tel un Jlabel par exemple pour représenter les équipements? Si c'est le cas écrivez-moi.</text:p>
          </table:table-cell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5">
            <text:p>que tous les objets de façon général</text:p>
          </table:table-cell>
          <table:covered-table-cell table:number-columns-repeated="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Le texte est présent mais certaines explications</text:p>
          </table:table-cell>
          <table:covered-table-cell table:number-columns-repeated="2"/>
          <table:table-cell office:value-type="string" table:number-columns-spanned="1" table:number-rows-spanned="2" table:style-name="ce71">
            <text:p>0,5/1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5">
            <text:p>concernant les intéractions et les objets sont absentes</text:p>
          </table:table-cell>
          <table:covered-table-cell table:number-columns-repeated="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Le texte est absent ou l'information ne permet pas</text:p>
          </table:table-cell>
          <table:covered-table-cell table:number-columns-repeated="2"/>
          <table:table-cell office:value-type="string" table:number-columns-spanned="1" table:number-rows-spanned="2" table:style-name="ce66">
            <text:p>0/1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5">
            <text:p>de comprendre le diagramme</text:p>
          </table:table-cell>
          <table:covered-table-cell table:number-columns-repeated="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14"/>
          <table:table-cell table:style-name="ce15"/>
          <table:table-cell table:style-name="ce16"/>
          <table:table-cell office:value-type="string" table:style-name="ce17">
            <text:p>Note</text:p>
          </table:table-cell>
          <table:table-cell office:value-type="float" office:value="1" table:style-name="ce18">
            <text:p>1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4">
          <table:table-cell office:value-type="string" table:style-name="ce21">
            <text:p>Niveau de détail 1pt</text:p>
          </table:table-cell>
          <table:table-cell table:number-columns-repeated="3" table:style-name="ce22"/>
          <table:table-cell table:style-name="ce23"/>
          <table:table-cell table:number-columns-repeated="5" table:style-name="ce24"/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Tous les concepts clé sont présents ainsi que tous les</text:p>
          </table:table-cell>
          <table:covered-table-cell table:number-columns-repeated="2"/>
          <table:table-cell office:value-type="string" table:number-columns-spanned="1" table:number-rows-spanned="2" table:style-name="ce71">
            <text:p>1/1</text:p>
          </table:table-cell>
          <table:table-cell office:value-type="float" office:value="0" table:number-columns-spanned="1" table:number-rows-spanned="5" table:style-name="ce72">
            <text:p>0</text:p>
          </table:table-cell>
          <table:table-cell table:number-columns-spanned="6" table:number-rows-spanned="6" table:style-name="ce69"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5">
            <text:p>attributs. Le diagramme permet une implémentation immédiate</text:p>
          </table:table-cell>
          <table:covered-table-cell table:number-columns-repeated="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Concepts importants manquants et/ou attibuts manquants</text:p>
          </table:table-cell>
          <table:covered-table-cell table:number-columns-repeated="2"/>
          <table:table-cell office:value-type="float" office:value="0" table:number-columns-spanned="1" table:number-rows-spanned="2" table:style-name="ce66">
            <text:p>0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5">
            <text:p><text:s/>(enlever 0,2 pt par erreur)<text:s text:c="99"/><text:span text:style-name="T1">NB erreurs:</text:span></text:p>
          </table:table-cell>
          <table:covered-table-cell table:number-columns-repeated="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69">
            <text:p>Le diagramme très imcomplet et ne permet pas une implémentation</text:p>
          </table:table-cell>
          <table:covered-table-cell table:number-columns-repeated="2"/>
          <table:table-cell office:value-type="string" table:style-name="ce31">
            <text:p>0/1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number-columns-spanned="3" table:number-rows-spanned="1" table:style-name="ce69"/>
          <table:covered-table-cell table:number-columns-repeated="2"/>
          <table:table-cell office:value-type="string" table:style-name="ce17">
            <text:p>Note</text:p>
          </table:table-cell>
          <table:table-cell office:value-type="float" office:value="1" table:style-name="ce18">
            <text:p>1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30"/>
          <table:table-cell office:value-type="string" table:style-name="ce17">
            <text:p>Sous Total</text:p>
          </table:table-cell>
          <table:table-cell office:value-type="float" office:value="3.8" table:style-name="ce18">
            <text:p>3.8</text:p>
          </table:table-cell>
          <table:table-cell table:style-name="ce32"/>
          <table:table-cell table:number-columns-repeated="4" table:style-name="ce30"/>
          <table:table-cell table:style-name="ce33"/>
          <table:table-cell table:number-columns-repeated="16373"/>
        </table:table-row>
        <table:table-row table:style-name="ro4">
          <table:table-cell table:number-columns-repeated="3" table:style-name="ce1"/>
          <table:table-cell table:style-name="ce10"/>
          <table:table-cell table:style-name="ce11"/>
          <table:table-cell table:style-name="ce12"/>
          <table:table-cell table:number-columns-repeated="16378" table:style-name="ce1"/>
        </table:table-row>
        <table:table-row table:style-name="ro5">
          <table:table-cell office:value-type="string" table:number-columns-spanned="11" table:number-rows-spanned="1" table:style-name="ce68">
            <text:p>Architecture logique (1 pt)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style-name="ce34">
            <text:p>Bon regroupement des classes, noms des packages significatifs,</text:p>
          </table:table-cell>
          <table:table-cell table:style-name="ce35"/>
          <table:table-cell table:style-name="ce36"/>
          <table:table-cell office:value-type="string" table:number-columns-spanned="1" table:number-rows-spanned="2" table:style-name="ce71">
            <text:p>1/1</text:p>
          </table:table-cell>
          <table:table-cell office:value-type="float" office:value="0" table:number-columns-spanned="1" table:number-rows-spanned="6" table:style-name="ce72">
            <text:p>0</text:p>
          </table:table-cell>
          <table:table-cell office:value-type="string" table:number-columns-spanned="6" table:number-rows-spanned="6" table:style-name="ce70">
            <text:p>Très belle division et explication clair. Attention à l'utilisation du terme Factory. Ceci est utilisé généralement pour un patron de conception que vous allez voir après la semaine de lecture.</text:p>
          </table:table-cell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37">
            <text:p><text:s/>présences des classes dans les packages et liens entre les packages et texte exlicatif cohérent.</text:p>
          </table:table-cell>
          <table:table-cell table:style-name="ce37"/>
          <table:table-cell table:style-name="ce38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39">
            <text:p>Classes absentes dans les packages</text:p>
          </table:table-cell>
          <table:table-cell table:style-name="ce40"/>
          <table:table-cell table:style-name="ce41"/>
          <table:table-cell office:value-type="string" table:style-name="ce4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69">
            <text:p>Mauvaise dépendances entre les packages</text:p>
          </table:table-cell>
          <table:covered-table-cell table:number-columns-repeated="2"/>
          <table:table-cell office:value-type="string" table:style-name="ce4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14">
            <text:p>Mauvais regroupement des classes (ex. incohérences)</text:p>
          </table:table-cell>
          <table:table-cell table:style-name="ce15"/>
          <table:table-cell table:style-name="ce16"/>
          <table:table-cell office:value-type="string" table:style-name="ce4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14">
            <text:p>Texte explicatif absent ou non cohérent</text:p>
          </table:table-cell>
          <table:table-cell table:style-name="ce15"/>
          <table:table-cell table:style-name="ce16"/>
          <table:table-cell office:value-type="string" table:style-name="ce4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29"/>
          <table:table-cell table:style-name="ce30"/>
          <table:table-cell table:style-name="ce33"/>
          <table:table-cell office:value-type="string" table:style-name="ce42">
            <text:p>Note</text:p>
          </table:table-cell>
          <table:table-cell office:value-type="float" office:value="1" table:style-name="ce43">
            <text:p>1</text:p>
          </table:table-cell>
          <table:table-cell table:style-name="ce32"/>
          <table:table-cell table:number-columns-repeated="4" table:style-name="ce44"/>
          <table:table-cell table:style-name="ce45"/>
          <table:table-cell table:number-columns-repeated="16373"/>
        </table:table-row>
        <table:table-row table:style-name="ro4">
          <table:table-cell table:number-columns-repeated="3" table:style-name="ce1"/>
          <table:table-cell table:style-name="ce10"/>
          <table:table-cell table:style-name="ce11"/>
          <table:table-cell table:style-name="ce12"/>
          <table:table-cell table:number-columns-repeated="16378" table:style-name="ce1"/>
        </table:table-row>
        <table:table-row table:style-name="ro5">
          <table:table-cell office:value-type="string" table:number-columns-spanned="11" table:number-rows-spanned="1" table:style-name="ce68">
            <text:p>Diagramme de séquence 8pts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style-name="ce46">
            <text:p>Sélection d'une station (en tenant compte de la gestion de la grille et du zoom) 1,5 pt</text:p>
          </table:table-cell>
          <table:table-cell table:number-columns-repeated="3" table:style-name="ce47"/>
          <table:table-cell table:style-name="ce23"/>
          <table:table-cell table:style-name="ce24"/>
          <table:table-cell table:number-columns-repeated="4" table:style-name="ce48"/>
          <table:table-cell table:style-name="ce49"/>
          <table:table-cell table:number-columns-repeated="16373"/>
        </table:table-row>
        <table:table-row table:style-name="ro1">
          <table:table-cell office:value-type="string" table:style-name="ce50">
            <text:p>Bon usage et bonne compréhension du formalisme UML (ex : on peut suivre</text:p>
          </table:table-cell>
          <table:table-cell table:style-name="ce51"/>
          <table:table-cell table:style-name="ce52"/>
          <table:table-cell office:value-type="string" table:number-columns-spanned="1" table:number-rows-spanned="3" table:style-name="ce71">
            <text:p>0,75</text:p>
          </table:table-cell>
          <table:table-cell office:value-type="float" office:value="-0.5" table:number-columns-spanned="1" table:number-rows-spanned="8" table:style-name="ce72">
            <text:p>-0.5</text:p>
          </table:table-cell>
          <table:table-cell office:value-type="string" table:number-columns-spanned="6" table:number-rows-spanned="9" table:style-name="ce70">
            <text:p>Gestion du zoom absent.</text:p>
          </table:table-cell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39">
            <text:p><text:s/>la trace comme on le ferait dans du code et il y a correspondance minimale avec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8">
          <table:table-cell office:value-type="string" table:style-name="ce53">
            <text:p>le diag de classe)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Implémenter ce code permettrait d’obtenir la fonctionnalité demandée</text:p>
          </table:table-cell>
          <table:covered-table-cell table:number-columns-repeated="2"/>
          <table:table-cell office:value-type="string" table:number-columns-spanned="1" table:number-rows-spanned="2" table:style-name="ce71">
            <text:p>0,7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(i.e. si on le codait, ça fonctionnerait)</text:p>
          </table:table-cell>
          <table:table-cell table:style-name="ce55"/>
          <table:table-cell table:style-name="ce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Grille ou zoom absents</text:p>
          </table:table-cell>
          <table:table-cell table:number-columns-repeated="2" table:style-name="ce55"/>
          <table:table-cell office:value-type="string" table:style-name="ce56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26">
            <text:p>Controleur absent</text:p>
          </table:table-cell>
          <table:table-cell table:number-columns-repeated="2" table:style-name="ce27"/>
          <table:table-cell office:value-type="string" table:style-name="ce4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Texte absent ou incohérent</text:p>
          </table:table-cell>
          <table:table-cell table:number-columns-repeated="2" table:style-name="ce55"/>
          <table:table-cell office:value-type="string" table:style-name="ce13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30"/>
          <table:table-cell office:value-type="string" table:style-name="ce42">
            <text:p>Note</text:p>
          </table:table-cell>
          <table:table-cell office:value-type="float" office:value="1" table:style-name="ce18">
            <text:p>1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4">
          <table:table-cell office:value-type="string" table:style-name="ce46">
            <text:p>Ajout d’un équipement / station (en tenant compte de la gestion de la grille et du zoom) 1,5 pt</text:p>
          </table:table-cell>
          <table:table-cell table:number-columns-repeated="3" table:style-name="ce47"/>
          <table:table-cell table:style-name="ce23"/>
          <table:table-cell table:style-name="ce24"/>
          <table:table-cell table:number-columns-repeated="4" table:style-name="ce48"/>
          <table:table-cell table:style-name="ce49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Bon usage et bonne compréhension du formalisme UML (ex : on peut suivre</text:p>
          </table:table-cell>
          <table:covered-table-cell table:number-columns-repeated="2"/>
          <table:table-cell office:value-type="string" table:number-columns-spanned="1" table:number-rows-spanned="3" table:style-name="ce71">
            <text:p>0,75</text:p>
          </table:table-cell>
          <table:table-cell table:number-columns-spanned="1" table:number-rows-spanned="8" table:style-name="ce69"/>
          <table:table-cell office:value-type="string" table:number-columns-spanned="6" table:number-rows-spanned="9" table:style-name="ce70">
            <text:p>Excellent!</text:p>
          </table:table-cell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39">
            <text:p><text:s/>la trace comme on le ferait dans du code et il y a correspondance minimale avec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office:value-type="string" table:style-name="ce53">
            <text:p>le diag de classe)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Implémenter ce code permettrait d’obtenir la fonctionnalité demandée</text:p>
          </table:table-cell>
          <table:covered-table-cell table:number-columns-repeated="2"/>
          <table:table-cell office:value-type="string" table:number-columns-spanned="1" table:number-rows-spanned="2" table:style-name="ce71">
            <text:p>0,7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(i.e. si on le codait, ça fonctionnerait)</text:p>
          </table:table-cell>
          <table:table-cell table:style-name="ce55"/>
          <table:table-cell table:style-name="ce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Grille ou zoom absents</text:p>
          </table:table-cell>
          <table:table-cell table:number-columns-repeated="2" table:style-name="ce55"/>
          <table:table-cell office:value-type="string" table:style-name="ce4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26">
            <text:p>Controleur absent</text:p>
          </table:table-cell>
          <table:table-cell table:number-columns-repeated="2" table:style-name="ce27"/>
          <table:table-cell office:value-type="string" table:style-name="ce4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Texte absent ou incohérent</text:p>
          </table:table-cell>
          <table:table-cell table:number-columns-repeated="2" table:style-name="ce55"/>
          <table:table-cell office:value-type="string" table:style-name="ce4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30"/>
          <table:table-cell office:value-type="string" table:style-name="ce42">
            <text:p>Note</text:p>
          </table:table-cell>
          <table:table-cell office:value-type="float" office:value="1.5" table:style-name="ce18">
            <text:p>1.5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4">
          <table:table-cell office:value-type="string" table:style-name="ce46">
            <text:p>Ajout d’un convoyeur/arc entre deux stations 1,5 pt</text:p>
          </table:table-cell>
          <table:table-cell table:number-columns-repeated="3" table:style-name="ce47"/>
          <table:table-cell table:style-name="ce23"/>
          <table:table-cell table:style-name="ce24"/>
          <table:table-cell table:number-columns-repeated="4" table:style-name="ce48"/>
          <table:table-cell table:style-name="ce49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Bon usage et bonne compréhension du formalisme UML (ex : on peut suivre</text:p>
          </table:table-cell>
          <table:covered-table-cell table:number-columns-repeated="2"/>
          <table:table-cell office:value-type="string" table:number-columns-spanned="1" table:number-rows-spanned="3" table:style-name="ce71">
            <text:p>0,75</text:p>
          </table:table-cell>
          <table:table-cell table:number-columns-spanned="1" table:number-rows-spanned="7" table:style-name="ce69"/>
          <table:table-cell office:value-type="string" table:number-columns-spanned="6" table:number-rows-spanned="8" table:style-name="ce70">
            <text:p>Attention vos stations ne sont pas dans une liste alors loop n'est pas applicable.</text:p>
          </table:table-cell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39">
            <text:p><text:s/>la trace comme on le ferait dans du code et il y a correspondance minimale avec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office:value-type="string" table:style-name="ce53">
            <text:p>le diag de classe)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Implémenter ce code permettrait d’obtenir la fonctionnalité demandée</text:p>
          </table:table-cell>
          <table:covered-table-cell table:number-columns-repeated="2"/>
          <table:table-cell office:value-type="string" table:number-columns-spanned="1" table:number-rows-spanned="2" table:style-name="ce71">
            <text:p>0,7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1">
          <table:table-cell office:value-type="string" table:style-name="ce54">
            <text:p>(i.e. si on le codait, ça fonctionnerait)</text:p>
          </table:table-cell>
          <table:table-cell table:style-name="ce55"/>
          <table:table-cell table:style-name="ce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Convoyeur ou arc absents</text:p>
          </table:table-cell>
          <table:table-cell table:number-columns-repeated="2" table:style-name="ce55"/>
          <table:table-cell office:value-type="string" table:style-name="ce4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Texte absent ou incohérent</text:p>
          </table:table-cell>
          <table:table-cell table:number-columns-repeated="2" table:style-name="ce55"/>
          <table:table-cell office:value-type="string" table:style-name="ce13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30"/>
          <table:table-cell office:value-type="string" table:style-name="ce42">
            <text:p>Note</text:p>
          </table:table-cell>
          <table:table-cell office:value-type="float" office:value="1.5" table:style-name="ce18">
            <text:p>1.5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4">
          <table:table-cell office:value-type="string" table:style-name="ce46">
            <text:p>Mise à jour des calculs (quantités de produits passant par les convoyeurs et machines, etc.) 2 pt</text:p>
          </table:table-cell>
          <table:table-cell table:number-columns-repeated="3" table:style-name="ce47"/>
          <table:table-cell table:style-name="ce23"/>
          <table:table-cell table:style-name="ce24"/>
          <table:table-cell table:number-columns-repeated="4" table:style-name="ce48"/>
          <table:table-cell table:style-name="ce49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Bon usage et bonne compréhension du formalisme UML (ex : on peut suivre</text:p>
          </table:table-cell>
          <table:covered-table-cell table:number-columns-repeated="2"/>
          <table:table-cell office:value-type="string" table:number-columns-spanned="1" table:number-rows-spanned="3" table:style-name="ce71">
            <text:p>1</text:p>
          </table:table-cell>
          <table:table-cell office:value-type="float" office:value="-1" table:number-columns-spanned="1" table:number-rows-spanned="8" table:style-name="ce72">
            <text:p>-1</text:p>
          </table:table-cell>
          <table:table-cell office:value-type="string" table:number-columns-spanned="6" table:number-rows-spanned="9" table:style-name="ce70">
            <text:p>Il faut utiliser la récursivité pour mettre à jour votre réseau (ou encore le tri topologique) pour s'assurer de mettre à jour vos stations dans le bon ordre selon les dépendences entre celles-ci). Exemple : Pour chaque entrée de l'usine - » on met à jour la station, puis pour chacune des sorties - » on met à jour le convoyeur et on propage à la station de destination la mise à jour.</text:p>
          </table:table-cell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39">
            <text:p><text:s/>la trace comme on le ferait dans du code et il y a correspondance minimale avec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office:value-type="string" table:style-name="ce53">
            <text:p>le diag de classe)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Implémenter ce code permettrait d’obtenir la fonctionnalité demandée</text:p>
          </table:table-cell>
          <table:covered-table-cell table:number-columns-repeated="2"/>
          <table:table-cell office:value-type="string" table:number-columns-spanned="1" table:number-rows-spanned="2" table:style-name="ce71">
            <text:p>1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(i.e. si on le codait, ça fonctionnerait – on trouverait normalement un mécanisme de récursivité)</text:p>
          </table:table-cell>
          <table:table-cell table:style-name="ce55"/>
          <table:table-cell table:style-name="ce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récursivité absente</text:p>
          </table:table-cell>
          <table:table-cell table:number-columns-repeated="2" table:style-name="ce55"/>
          <table:table-cell office:value-type="string" table:style-name="ce56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26">
            <text:p>Convoyeur absent</text:p>
          </table:table-cell>
          <table:table-cell table:number-columns-repeated="2" table:style-name="ce27"/>
          <table:table-cell office:value-type="string" table:style-name="ce56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Texte absent ou incohérent</text:p>
          </table:table-cell>
          <table:table-cell table:number-columns-repeated="2" table:style-name="ce55"/>
          <table:table-cell office:value-type="string" table:style-name="ce4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30"/>
          <table:table-cell office:value-type="string" table:style-name="ce42">
            <text:p>Note</text:p>
          </table:table-cell>
          <table:table-cell office:value-type="float" office:value="1" table:style-name="ce18">
            <text:p>1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4">
          <table:table-cell office:value-type="string" table:style-name="ce46">
            <text:p>Affichage du réseau (en tenant compte du zoom et de la grille) 1,5 pt</text:p>
          </table:table-cell>
          <table:table-cell table:number-columns-repeated="3" table:style-name="ce47"/>
          <table:table-cell table:style-name="ce23"/>
          <table:table-cell table:style-name="ce24"/>
          <table:table-cell table:number-columns-repeated="4" table:style-name="ce48"/>
          <table:table-cell table:style-name="ce49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Bon usage et bonne compréhension du formalisme UML (ex : on peut suivre</text:p>
          </table:table-cell>
          <table:covered-table-cell table:number-columns-repeated="2"/>
          <table:table-cell office:value-type="string" table:number-columns-spanned="1" table:number-rows-spanned="3" table:style-name="ce71">
            <text:p>0,75</text:p>
          </table:table-cell>
          <table:table-cell office:value-type="float" office:value="-0.75" table:number-columns-spanned="1" table:number-rows-spanned="8" table:style-name="ce72">
            <text:p>-0.75</text:p>
          </table:table-cell>
          <table:table-cell office:value-type="string" table:number-columns-spanned="6" table:number-rows-spanned="9" table:style-name="ce70">
            <text:p>Grille manquante. Appel au PaintComponent manquant.</text:p>
          </table:table-cell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39">
            <text:p><text:s/>la trace comme on le ferait dans du code et il y a correspondance minimale avec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office:value-type="string" table:style-name="ce53">
            <text:p>le diag de classe)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Implémenter ce code permettrait d’obtenir la fonctionnalité demandée</text:p>
          </table:table-cell>
          <table:covered-table-cell table:number-columns-repeated="2"/>
          <table:table-cell office:value-type="string" table:number-columns-spanned="1" table:number-rows-spanned="2" table:style-name="ce71">
            <text:p>0,7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(i.e. si on le codait, ça fonctionnerait)</text:p>
          </table:table-cell>
          <table:table-cell table:style-name="ce55"/>
          <table:table-cell table:style-name="ce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Appel au PaintComponent absent</text:p>
          </table:table-cell>
          <table:table-cell table:number-columns-repeated="2" table:style-name="ce55"/>
          <table:table-cell office:value-type="string" table:style-name="ce56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26">
            <text:p>Grille ou zoom absents</text:p>
          </table:table-cell>
          <table:table-cell table:number-columns-repeated="2" table:style-name="ce27"/>
          <table:table-cell office:value-type="string" table:style-name="ce56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54">
            <text:p>Texte absent ou incohérent</text:p>
          </table:table-cell>
          <table:table-cell table:number-columns-repeated="2" table:style-name="ce55"/>
          <table:table-cell office:value-type="string" table:style-name="ce13">
            <text:p>-0,5</text:p>
          </table:table-cell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30"/>
          <table:table-cell office:value-type="string" table:style-name="ce42">
            <text:p>Note</text:p>
          </table:table-cell>
          <table:table-cell office:value-type="float" office:value="0.75" table:style-name="ce18">
            <text:p>0.75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table:style-name="ce19"/>
          <table:table-cell table:number-columns-repeated="2" table:style-name="ce1"/>
          <table:table-cell table:style-name="ce10"/>
          <table:table-cell table:style-name="ce20"/>
          <table:table-cell table:style-name="ce12"/>
          <table:table-cell table:number-columns-repeated="4" table:style-name="ce1"/>
          <table:table-cell table:style-name="ce57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30"/>
          <table:table-cell office:value-type="string" table:style-name="ce17">
            <text:p>Sous Total</text:p>
          </table:table-cell>
          <table:table-cell office:value-type="float" office:value="5.75" table:style-name="ce58">
            <text:p>5.75</text:p>
          </table:table-cell>
          <table:table-cell table:style-name="ce32"/>
          <table:table-cell table:number-columns-repeated="4" table:style-name="ce30"/>
          <table:table-cell table:style-name="ce33"/>
          <table:table-cell table:number-columns-repeated="16373"/>
        </table:table-row>
        <table:table-row table:style-name="ro7">
          <table:table-cell table:number-columns-repeated="3" table:style-name="ce1"/>
          <table:table-cell table:style-name="ce10"/>
          <table:table-cell table:style-name="ce20"/>
          <table:table-cell table:style-name="ce12"/>
          <table:table-cell table:number-columns-repeated="16378" table:style-name="ce1"/>
        </table:table-row>
        <table:table-row table:style-name="ro5">
          <table:table-cell office:value-type="string" table:number-columns-spanned="11" table:number-rows-spanned="1" table:style-name="ce68">
            <text:p>Diagramme d'état 1pts</text:p>
          </table:table-cell>
          <table:covered-table-cell table:number-columns-repeated="10"/>
          <table:table-cell table:number-columns-repeated="16373"/>
        </table:table-row>
        <table:table-row table:style-name="ro9">
          <table:table-cell office:value-type="string" table:number-columns-spanned="3" table:number-rows-spanned="1" table:style-name="ce76">
            <text:p>expliquant la gestion des événements souris et clavier lors de l’édition d’un schéma (insertion d’éléments, sélection d’éléments, suppression d’éléments, etc) 1 pt</text:p>
          </table:table-cell>
          <table:covered-table-cell table:number-columns-repeated="2"/>
          <table:table-cell table:style-name="ce59"/>
          <table:table-cell table:style-name="ce60"/>
          <table:table-cell table:style-name="ce61"/>
          <table:table-cell table:number-columns-repeated="4" table:style-name="ce59"/>
          <table:table-cell table:style-name="ce62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4">
            <text:p>Non respect du formalisme évènement/ action [condition]</text:p>
          </table:table-cell>
          <table:covered-table-cell table:number-columns-repeated="2"/>
          <table:table-cell office:value-type="string" table:number-columns-spanned="1" table:number-rows-spanned="4" table:style-name="ce71">
            <text:p>0</text:p>
          </table:table-cell>
          <table:table-cell office:value-type="float" office:value="0" table:number-columns-spanned="1" table:number-rows-spanned="4" table:style-name="ce72">
            <text:p>0</text:p>
          </table:table-cell>
          <table:table-cell office:value-type="string" table:number-columns-spanned="6" table:number-rows-spanned="5" table:style-name="ce70">
            <text:p>Excellent!</text:p>
          </table:table-cell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7">
            <text:p>États incomplets</text:p>
          </table:table-cell>
          <table:covered-table-cell table:number-columns-repeated="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style-name="ce39">
            <text:p>État initial ou final absent</text:p>
          </table:table-cell>
          <table:table-cell table:style-name="ce40"/>
          <table:table-cell table:style-name="ce41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7">
          <table:table-cell office:value-type="string" table:number-columns-spanned="3" table:number-rows-spanned="1" table:style-name="ce78">
            <text:p><text:s/>(enlever 0,2 pt par erreur) <text:s text:c="92"/>NB erreurs:</text:p>
          </table:table-cell>
          <table:covered-table-cell table:number-columns-repeated="2"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3">
          <table:table-cell table:style-name="ce29"/>
          <table:table-cell table:number-columns-repeated="2" table:style-name="ce30"/>
          <table:table-cell office:value-type="string" table:style-name="ce17">
            <text:p>Note</text:p>
          </table:table-cell>
          <table:table-cell office:value-type="float" office:value="1" table:style-name="ce18">
            <text:p>1</text:p>
          </table:table-cell>
          <table:covered-table-cell/>
          <table:covered-table-cell table:number-columns-repeated="5"/>
          <table:table-cell table:number-columns-repeated="16373"/>
        </table:table-row>
        <table:table-row table:number-rows-repeated="3" table:style-name="ro10">
          <table:table-cell table:number-columns-repeated="16384"/>
        </table:table-row>
        <table:table-row table:style-name="ro3">
          <table:table-cell table:number-columns-repeated="2"/>
          <table:table-cell office:value-type="string" table:number-columns-spanned="2" table:number-rows-spanned="1" table:style-name="ce79">
            <text:p>Grand Total /15</text:p>
          </table:table-cell>
          <table:covered-table-cell/>
          <table:table-cell office:value-type="float" office:value="12.55" table:style-name="ce18">
            <text:p>12.55</text:p>
          </table:table-cell>
          <table:table-cell table:number-columns-repeated="16379"/>
        </table:table-row>
        <table:table-row table:number-rows-repeated="109" table:style-name="ro10">
          <table:table-cell table:number-columns-repeated="16384"/>
        </table:table-row>
        <table:table-row table:style-name="ro7">
          <table:table-cell table:number-columns-repeated="5"/>
          <table:table-cell table:number-columns-spanned="6" table:number-rows-spanned="6" table:style-name="ce74"/>
          <table:covered-table-cell table:number-columns-repeated="5"/>
          <table:table-cell table:number-columns-repeated="16373"/>
        </table:table-row>
        <table:table-row table:number-rows-repeated="5" table:style-name="ro7">
          <table:table-cell table:number-columns-repeated="5"/>
          <table:covered-table-cell/>
          <table:covered-table-cell table:number-columns-repeated="5"/>
          <table:table-cell table:number-columns-repeated="16373"/>
        </table:table-row>
        <table:table-row table:number-rows-repeated="1048348" table:style-name="ro10">
          <table:table-cell table:number-columns-repeated="16384"/>
        </table:table-row>
      </table:table>
      <table:table table:name="Sheet2" table:style-name="ta2">
        <table:table-column table:style-name="co2" table:default-cell-style-name="ce1"/>
        <table:table-column table:style-name="co10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  <table:table table:name="Sheet3" table:style-name="ta2">
        <table:table-column table:style-name="co2" table:default-cell-style-name="ce1"/>
        <table:table-column table:style-name="co10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fr" number:country="CA">
      <number:number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Walid</meta:initial-creator>
    <dc:creator>Sam</dc:creator>
    <meta:creation-date>2009-04-16T11:32:48Z</meta:creation-date>
    <dc:date>2015-10-14T15:20:49Z</dc:date>
    <meta:editing-cycles>13</meta:editing-cycles>
    <meta:editing-duration>PT9552S</meta:editing-duration>
    <meta:user-defined meta:name="Info 1"/>
    <meta:user-defined meta:name="Info 2"/>
    <meta:user-defined meta:name="Info 3"/>
    <meta:user-defined meta:name="Info 4"/>
  </office:meta>
</office:document-meta>
</file>